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700000077A0F4338C05C2C45A.png" manifest:media-type="image/png"/>
  <manifest:file-entry manifest:full-path="Pictures/10000000000005020000008BDD2CABE75933D7F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503cm" fo:margin-left="0cm" fo:margin-top="0cm" fo:margin-bottom="0cm" table:align="left" style:writing-mode="lr-tb"/>
    </style:style>
    <style:style style:name="Таблиця1.A" style:family="table-column">
      <style:table-column-properties style:column-width="8.251cm"/>
    </style:style>
    <style:style style:name="Таблиця1.B" style:family="table-column">
      <style:table-column-properties style:column-width="8.25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transparent" fo:padding="0.176cm" fo:border="1pt solid #ffffff">
        <style:background-image/>
      </style:table-cell-properties>
    </style:style>
    <style:style style:name="Таблиця1.2" style:family="table-row">
      <style:table-row-properties style:min-row-height="1.376cm" fo:keep-together="auto"/>
    </style:style>
    <style:style style:name="P1" style:family="paragraph" style:parent-style-name="Standard">
      <style:paragraph-properties fo:margin-top="0.035cm" fo:margin-bottom="0cm" loext:contextual-spacing="false" fo:line-height="120%" fo:text-align="center" style:justify-single-word="false"/>
    </style:style>
    <style:style style:name="P2" style:family="paragraph" style:parent-style-name="Standard" style:master-page-name="Standard">
      <style:paragraph-properties fo:margin-top="0.035cm" fo:margin-bottom="0cm" loext:contextual-spacing="false" fo:line-height="120%" fo:text-align="center" style:justify-single-word="false" style:page-number="1"/>
    </style:style>
    <style:style style:name="P3" style:family="paragraph" style:parent-style-name="Standard">
      <style:paragraph-properties fo:margin-top="0.423cm" fo:margin-bottom="0.247cm" loext:contextual-spacing="false"/>
    </style:style>
    <style:style style:name="P4" style:family="paragraph" style:parent-style-name="Standard">
      <style:paragraph-properties fo:margin-top="0.423cm" fo:margin-bottom="0.247cm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.423cm" fo:margin-bottom="0.247cm" loext:contextual-spacing="false" fo:text-align="center" style:justify-single-word="false"/>
    </style:style>
    <style:style style:name="P6" style:family="paragraph" style:parent-style-name="Standard">
      <style:paragraph-properties fo:margin-top="0.423cm" fo:margin-bottom="0.247cm" loext:contextual-spacing="false" fo:text-align="justify" style:justify-single-word="false"/>
    </style:style>
    <style:style style:name="P7" style:family="paragraph" style:parent-style-name="Standard">
      <style:paragraph-properties fo:line-height="100%" fo:orphans="0" fo:widows="0" fo:padding="0cm" fo:border="none"/>
    </style:style>
    <style:style style:name="P8" style:family="paragraph" style:parent-style-name="Standard">
      <style:paragraph-properties fo:line-height="100%" fo:text-align="end" style:justify-single-word="false" fo:orphans="0" fo:widows="0" fo:padding="0cm" fo:border="none"/>
    </style:style>
    <style:style style:name="P9" style:family="paragraph" style:parent-style-name="Standard">
      <style:paragraph-properties fo:line-height="100%" fo:orphans="0" fo:widows="0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.423cm" fo:margin-bottom="0cm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.423cm" fo:margin-bottom="0cm" loext:contextual-spacing="false" fo:line-height="100%" fo:text-align="center" style:justify-single-word="false"/>
    </style:style>
    <style:style style:name="P13" style:family="paragraph" style:parent-style-name="Standard">
      <style:paragraph-properties fo:margin-left="0cm" fo:margin-right="0cm" fo:margin-top="0.423cm" fo:margin-bottom="0.247cm" loext:contextual-spacing="false" fo:text-align="justify" style:justify-single-word="false" fo:text-indent="1.27cm" style:auto-text-indent="false"/>
    </style:style>
    <style:style style:name="P14" style:family="paragraph" style:parent-style-name="Standard">
      <style:paragraph-properties fo:margin-left="0cm" fo:margin-right="0cm" fo:margin-top="0.423cm" fo:margin-bottom="0.247cm" loext:contextual-spacing="false" fo:text-align="justify" style:justify-single-word="false" fo:text-indent="1.27cm" style:auto-text-indent="false"/>
      <style:text-properties officeooo:paragraph-rsid="00184df1"/>
    </style:style>
    <style:style style:name="P15" style:family="paragraph" style:parent-style-name="Standard">
      <style:paragraph-properties fo:margin-left="0cm" fo:margin-right="0cm" fo:margin-top="0.423cm" fo:margin-bottom="0.247cm" loext:contextual-spacing="false" fo:text-align="center" style:justify-single-word="false" fo:text-indent="1.27cm" style:auto-text-indent="false"/>
    </style:style>
    <style:style style:name="P16" style:family="paragraph" style:parent-style-name="Standard">
      <style:paragraph-properties fo:margin-left="0cm" fo:margin-right="0cm" fo:margin-top="0.423cm" fo:margin-bottom="0.247cm" loext:contextual-spacing="false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423cm" fo:margin-bottom="0.247cm" loext:contextual-spacing="false" fo:text-align="center" style:justify-single-word="false" fo:text-indent="1.27cm" style:auto-text-indent="false"/>
      <style:text-properties fo:font-weight="normal" officeooo:rsid="00184df1" officeooo:paragraph-rsid="00184df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.423cm" fo:margin-bottom="0cm" loext:contextual-spacing="false" fo:line-height="100%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1.27cm" fo:margin-right="0cm" fo:margin-top="0.423cm" fo:margin-bottom="0.247cm" loext:contextual-spacing="false" fo:text-align="justify" style:justify-single-word="false" fo:text-indent="0cm" style:auto-text-indent="fals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fo:language="ru" fo:country="RU" style:font-name-asian="Times New Roman1" style:font-name-complex="Times New Roman1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іністерство освіти і науки України</text:span></text:p>
      <text:p text:style-name="P1"><text:span text:style-name="T1">Черкаський державний технологічний університет</text:span></text:p>
      <text:p text:style-name="P1"><text:span text:style-name="T1">Кафедра програмного забезпечення автоматизованих систем</text:span></text:p>
      <text:p text:style-name="P4"/>
      <text:p text:style-name="P4"/>
      <text:p text:style-name="P5"/>
      <text:p text:style-name="P5"/>
      <text:p text:style-name="P1"><text:span text:style-name="T2">Лабораторна робота №2</text:span></text:p>
      <text:p text:style-name="P1"><text:span text:style-name="T8"><text:s/></text:span><text:span text:style-name="T2">з дисципліни</text:span></text:p>
      <text:p text:style-name="P1"><text:span text:style-name="T1">“Проектування та розробка Web-сервісів”</text:span></text:p>
      <text:p text:style-name="P3"/>
      <text:p text:style-name="P3"/>
      <text:p text:style-name="P3"/>
      <text:p text:style-name="P3"/>
      <text:p text:style-name="P3"/>
      <text:p text:style-name="P3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7"><text:span text:style-name="T1">Перевірив роботу:</text:span></text:p>
          </table:table-cell>
          <table:table-cell table:style-name="Таблиця1.A1" office:value-type="string">
            <text:p text:style-name="P8"><text:span text:style-name="T1">Виконав роботу:</text:span></text:p>
          </table:table-cell>
        </table:table-row>
        <table:table-row table:style-name="Таблиця1.2">
          <table:table-cell table:style-name="Таблиця1.A1" office:value-type="string">
            <text:p text:style-name="P7"><text:span text:style-name="T1">доцент</text:span></text:p>
          </table:table-cell>
          <table:table-cell table:style-name="Таблиця1.A1" office:value-type="string">
            <text:p text:style-name="P8"><text:span text:style-name="T1">студент 1-го</text:span></text:p>
            <text:p text:style-name="P8"><text:span text:style-name="T1">курсу гр. МПЗ-1904</text:span></text:p>
          </table:table-cell>
        </table:table-row>
        <table:table-row table:style-name="Таблиця1.1">
          <table:table-cell table:style-name="Таблиця1.A1" office:value-type="string">
            <text:p text:style-name="P7"><text:span text:style-name="T1">Метелап В.В.</text:span></text:p>
            <text:p text:style-name="P7"><text:span text:style-name="T1">______________________</text:span></text:p>
            <text:p text:style-name="P9"/>
          </table:table-cell>
          <table:table-cell table:style-name="Таблиця1.A1" office:value-type="string">
            <text:p text:style-name="P8"><text:span text:style-name="T1">Кононенко О. В.</text:span></text:p>
          </table:table-cell>
        </table:table-row>
      </table:table>
      <text:p text:style-name="P3"/>
      <text:p text:style-name="P3"/>
      <text:p text:style-name="P10"/>
      <text:p text:style-name="P11"/>
      <text:p text:style-name="P11"><text:soft-page-break/></text:p>
      <text:p text:style-name="P12"><text:span text:style-name="T1">Черкаси 2019</text:span></text:p>
      <text:p text:style-name="P3"><text:span text:style-name="T2">Тема.</text:span><text:span text:style-name="T1"> Знайомство з існуючими ВЕБ-сервісами</text:span></text:p>
      <text:p text:style-name="P3"><text:span text:style-name="T2">Мета:</text:span><text:span text:style-name="T1"> Отримати практичні знання по роботі з існуючими веб-сервісами.</text:span></text:p>
      <text:p text:style-name="P6"><text:span text:style-name="T2">Завдання:</text:span></text:p>
      <text:p text:style-name="P13"><text:span text:style-name="T1">У даній лабораторній роботі необхідно навчитися працювати з веб-сервісами за допомогою Eclipse. Для цього необхідно:</text:span></text:p>
      <text:p text:style-name="P21"><text:span text:style-name="T1">1. встановити для Eclipse плагін soapUI для роботи з веб-сервісами</text:span></text:p>
      <text:p text:style-name="P21"><text:span text:style-name="T1">2. знайти в мережі Інтернет один із загальнодоступних веб-сервісів</text:span></text:p>
      <text:p text:style-name="P21"><text:span text:style-name="T1">3. створити в SOAPUI проект для роботи з обраним веб-сервісом</text:span></text:p>
      <text:p text:style-name="P21"><text:span text:style-name="T1">4. вивчити роботу обраного веб-сервісу</text:span></text:p>
      <text:p text:style-name="P13"><text:span text:style-name="T1">5. вивчити реакцію веб-сервісу на некоректний запит</text:span></text:p>
      <text:p text:style-name="P15"><text:span text:style-name="T1">Хід роботи</text:span></text:p>
      <text:p text:style-name="P13"><text:span text:style-name="T2">Короткий опис обраного веб-сервісу. </text:span></text:p>
      <text:p text:style-name="P13"><text:span text:style-name="T1">«Куна Ексчендж», також KUNA.io — перша в Україні публічна біржа криптоактивів, заснована підприємцем і громадським діячем Михайлом Чобаняном у 2015 році.</text:span></text:p>
      <text:p text:style-name="P13"><text:span text:style-name="T1">KUNA.io — майданчик для обміну гривні (UAH) на криптовалюти і навпаки між фізичними особами. Основна торгова пара — UAH/BTC. Окрім того, біржа KUNA.io надає послуги з обміну гривні на інші криптовалюти та навпаки. В парі з біткоїном торгуються власний токен Kun, а також Ethereum, Bitcoin Cash, Ripple, Litecoin, Zcash, Dash, Stellar, Golos-Gold, EOS, TrueUSD, Waves, XEM та інші криптовалюти.</text:span></text:p>
      <text:p text:style-name="P13"><text:span text:style-name="T1">Станом на червень 2018 року добовий обсяг торгів на біржі KUNA.io перевищував $300 тис. Станом на травень 2018 ця біржа є другою за добовим обсягом торгів криптобіржею в Україні.</text:span></text:p>
      <text:p text:style-name="P13"><text:soft-page-break/><text:span text:style-name="T2">Опис методів веб сервісу kuna.io</text:span></text:p>
      <text:p text:style-name="P13"><text:span text:style-name="T1">API v2</text:span></text:p>
      <text:p text:style-name="P13"><text:span text:style-name="T1">Публічні методи</text:span></text:p>
      <text:p text:style-name="P13"><text:span text:style-name="T1">Час на сервері біржі</text:span></text:p>
      <text:p text:style-name="P13"><text:span text:style-name="T1">https://kuna.io/api/v2/timestamp</text:span></text:p>
      <text:p text:style-name="P13"><text:span text:style-name="T1">1465845534 — часова мітка в юнікс-форматі</text:span></text:p>
      <text:p text:style-name="P13"><text:span text:style-name="T1">Останні дані по ринку</text:span></text:p>
      <text:p text:style-name="P13"><text:span text:style-name="T1">https://kuna.io/api/v2/tickers/btcuah</text:span></text:p>
      <text:p text:style-name="P16"/>
      <text:p text:style-name="P13"><text:span text:style-name="T1">{</text:span></text:p>
      <text:p text:style-name="P13"><text:span text:style-name="T1"><text:s text:c="3"/>"at": час на сервері,</text:span></text:p>
      <text:p text:style-name="P13"><text:span text:style-name="T1"><text:s text:c="3"/>"ticker": {</text:span></text:p>
      <text:p text:style-name="P13"><text:span text:style-name="T1"><text:s text:c="7"/>"buy": ціна біткоіну на покупку,</text:span></text:p>
      <text:p text:style-name="P13"><text:span text:style-name="T1"><text:s text:c="7"/>"sell": ціна біткоіну на продаж,</text:span></text:p>
      <text:p text:style-name="P13"><text:span text:style-name="T1"><text:s text:c="7"/>"low": найменша ціна операції за 24 години,</text:span></text:p>
      <text:p text:style-name="P13"><text:span text:style-name="T1"><text:s text:c="7"/>"high": найбільша ціна операції за 24 години,</text:span></text:p>
      <text:p text:style-name="P13"><text:span text:style-name="T1"><text:s text:c="7"/>"last": ціна останньої операції,</text:span></text:p>
      <text:p text:style-name="P13"><text:span text:style-name="T1"><text:s text:c="7"/>"vol": об'єм торгів в базовій валюті за 24 години,</text:span></text:p>
      <text:p text:style-name="P13"><text:span text:style-name="T1"><text:s text:c="7"/>"amount": загальна вартість торгів за 24 години</text:span></text:p>
      <text:p text:style-name="P13"><text:span text:style-name="T1"><text:s text:c="3"/>}</text:span></text:p>
      <text:p text:style-name="P13"><text:span text:style-name="T1">}</text:span></text:p>
      <text:p text:style-name="P13"><text:span text:style-name="T1">Біржевий стакан</text:span></text:p>
      <text:p text:style-name="P13"><text:soft-page-break/><text:span text:style-name="T1">https://kuna.io/api/v2/depth?market=btcuah</text:span></text:p>
      <text:p text:style-name="P13"><text:span text:style-name="T1">{</text:span></text:p>
      <text:p text:style-name="P13"><text:span text:style-name="T1"><text:s text:c="3"/>"timestamp": час</text:span></text:p>
      <text:p text:style-name="P13"><text:span text:style-name="T1"><text:s text:c="3"/>"asks": масив ордерів на продаж</text:span></text:p>
      <text:p text:style-name="P13"><text:span text:style-name="T1"><text:s text:c="3"/>[</text:span></text:p>
      <text:p text:style-name="P13"><text:span text:style-name="T1"><text:s text:c="7"/>[ціна, об'єм]</text:span></text:p>
      <text:p text:style-name="P13"><text:span text:style-name="T1"><text:s text:c="3"/>],</text:span></text:p>
      <text:p text:style-name="P13"><text:span text:style-name="T1"><text:s text:c="3"/>"bids": масив ордерів на покупку</text:span></text:p>
      <text:p text:style-name="P13"><text:span text:style-name="T1"><text:s text:c="3"/>[</text:span></text:p>
      <text:p text:style-name="P13"><text:span text:style-name="T1"><text:s text:c="7"/>[ціна, об'єм]</text:span></text:p>
      <text:p text:style-name="P13"><text:span text:style-name="T1"><text:s text:c="3"/>]</text:span></text:p>
      <text:p text:style-name="P13"><text:span text:style-name="T1">}</text:span></text:p>
      <text:p text:style-name="P13"><text:span text:style-name="T1">Історія торгів</text:span></text:p>
      <text:p text:style-name="P13"><text:span text:style-name="T1">https://kuna.io/api/v2/trades?market=btcuah</text:span></text:p>
      <text:p text:style-name="P13"><text:span text:style-name="T1">[{</text:span></text:p>
      <text:p text:style-name="P13"><text:span text:style-name="T1"><text:s text:c="3"/>"id": ідентифікатор операції,</text:span></text:p>
      <text:p text:style-name="P13"><text:span text:style-name="T1"><text:s text:c="3"/>"price": ціна за біткоін,</text:span></text:p>
      <text:p text:style-name="P13"><text:span text:style-name="T1"><text:s text:c="3"/>"volume": об’єм в біткоінах,</text:span></text:p>
      <text:p text:style-name="P13"><text:span text:style-name="T1"><text:s text:c="3"/>"funds": об’єм в гривнях,</text:span></text:p>
      <text:p text:style-name="P13"><text:span text:style-name="T1"><text:s text:c="3"/>"market": ідентифікатор ринку,</text:span></text:p>
      <text:p text:style-name="P13"><text:span text:style-name="T1"><text:s text:c="3"/>"created_at": час операції,</text:span></text:p>
      <text:p text:style-name="P13"><text:span text:style-name="T1"><text:s text:c="3"/>"side": завжди null</text:span></text:p>
      <text:p text:style-name="P13"><text:soft-page-break/><text:span text:style-name="T1">}]</text:span></text:p>
      <text:p text:style-name="P13"><text:span text:style-name="T1">Користувацькі методи</text:span></text:p>
      <text:p text:style-name="P13"><text:span text:style-name="T1">Використовуються для отримання інформації про користувачів та для торгів. Для використання потрібен API-токен, який можна створити в кабінеті.</text:span></text:p>
      <text:p text:style-name="P13"><text:span text:style-name="T1">Всі </text:span><text:span text:style-name="T2">користувацькі запити</text:span><text:span text:style-name="T1"> повинні містити параметри access_key, tonce и signature.</text:span></text:p>
      <text:p text:style-name="P13"><text:span text:style-name="T1">Наприклад: https://kuna.io/api/v2/members/me?access_key=dV6vEJe1CO&amp;tonce=1465850766246&amp;signature=secret</text:span></text:p>
      <text:p text:style-name="P13"><text:span text:style-name="T2">access_key</text:span><text:span text:style-name="T1"> — публічна частина API-токена, котра відображається в кабінеті у розділі API</text:span></text:p>
      <text:p text:style-name="P13"><text:span text:style-name="T2">tonce</text:span><text:span text:style-name="T1"> — часова мітка в юнікс-форматі з мілісекундами</text:span></text:p>
      <text:p text:style-name="P13"><text:span text:style-name="T2">signature</text:span><text:span text:style-name="T1"> — підпис</text:span></text:p>
      <text:p text:style-name="P13"><text:span text:style-name="T1">Підпис генерується за алгоритмом HEX(HMAC-SHA256("HTTP-verb|URI|params", secret_key))</text:span></text:p>
      <text:p text:style-name="P13"><text:span text:style-name="T1">HTTP-verb — це GET або POST</text:span></text:p>
      <text:p text:style-name="P13"><text:span text:style-name="T1">URI — рядок запиту без домену</text:span></text:p>
      <text:p text:style-name="P13"><text:span text:style-name="T1">params — відсортовані параметри, включаючи access_key та tonce, але без підпису</text:span></text:p>
      <text:p text:style-name="P13"><text:span text:style-name="T1">secret_key — секретна частина API-токену</text:span></text:p>
      <text:p text:style-name="P13"><text:span text:style-name="T1">Наприклад, запит для отримання історії торгів користувача:</text:span></text:p>
      <text:p text:style-name="P13"><text:span text:style-name="T1">HEX(</text:span></text:p>
      <text:p text:style-name="P13"><text:span text:style-name="T1"><text:s text:c="3"/>HMAC-SHA256(</text:span></text:p>
      <text:p text:style-name="P13"><text:span text:style-name="T1"><text:s text:c="7"/>"GET|/api/v2/trades/my|access_key=dV6vEJe1CO&amp;market=btcuah&amp;tonce=1465850766246",</text:span></text:p>
      <text:p text:style-name="P13"><text:soft-page-break/><text:span text:style-name="T1"><text:s text:c="7"/>"AYifzxC3Xo"</text:span></text:p>
      <text:p text:style-name="P13"><text:span text:style-name="T1"><text:s text:c="2"/>)</text:span></text:p>
      <text:p text:style-name="P13"><text:span text:style-name="T1">)</text:span></text:p>
      <text:p text:style-name="P6"><text:span text:style-name="T1">Результат виконання цієї функції: 33a694498a2a70cb4ca9a7e28224321e20b41f10217604e9de80ff4ee8cf310e — це і буде підписом для цього запиту</text:span></text:p>
      <text:p text:style-name="P13"><text:span text:style-name="T1">Інформація про користувача та активи</text:span></text:p>
      <text:p text:style-name="P13"><text:span text:style-name="T1">https://kuna.io/api/v2/members/me</text:span></text:p>
      <text:p text:style-name="P13"><text:span text:style-name="T1">{</text:span></text:p>
      <text:p text:style-name="P13"><text:span text:style-name="T1"><text:s text:c="3"/>"email": електронна пошта,</text:span></text:p>
      <text:p text:style-name="P13"><text:span text:style-name="T1"><text:s text:c="3"/>"activated": чи активований акаунт,</text:span></text:p>
      <text:p text:style-name="P13"><text:span text:style-name="T1"><text:s text:c="3"/>"accounts": масив активів</text:span></text:p>
      <text:p text:style-name="P13"><text:span text:style-name="T1"><text:s text:c="3"/>[{</text:span></text:p>
      <text:p text:style-name="P13"><text:span text:style-name="T1"><text:s text:c="7"/>"currency": валюта,</text:span></text:p>
      <text:p text:style-name="P13"><text:span text:style-name="T1"><text:s text:c="7"/>"balance": доступна сума,</text:span></text:p>
      <text:p text:style-name="P13"><text:span text:style-name="T1"><text:s text:c="7"/>"locked": заблокована сума</text:span></text:p>
      <text:p text:style-name="P13"><text:span text:style-name="T1"><text:s text:c="3"/>}]</text:span></text:p>
      <text:p text:style-name="P13"><text:span text:style-name="T1">}</text:span></text:p>
      <text:p text:style-name="P13"><text:span text:style-name="T1">Виставлення ордеру</text:span></text:p>
      <text:p text:style-name="P13"><text:span text:style-name="T1">POST https://kuna.io/api/v2/orders</text:span></text:p>
      <text:p text:style-name="P13"><text:span text:style-name="T1">Параметри:</text:span></text:p>
      <text:p text:style-name="P13"><text:span text:style-name="T1">side — buy або sell</text:span></text:p>
      <text:p text:style-name="P13"><text:soft-page-break/><text:span text:style-name="T1">volume — об’єм ордеру в біткоінах</text:span></text:p>
      <text:p text:style-name="P13"><text:span text:style-name="T1">market — btcuah</text:span></text:p>
      <text:p text:style-name="P13"><text:span text:style-name="T1">price — ціна за один біткоін</text:span></text:p>
      <text:p text:style-name="P13"><text:span text:style-name="T1">Відповідь:</text:span></text:p>
      <text:p text:style-name="P13"><text:span text:style-name="T1">{</text:span></text:p>
      <text:p text:style-name="P13"><text:span text:style-name="T1"><text:s text:c="3"/>"id": ідентифиікатор ордеру,</text:span></text:p>
      <text:p text:style-name="P13"><text:span text:style-name="T1"><text:s text:c="3"/>"side": buy або sell,</text:span></text:p>
      <text:p text:style-name="P13"><text:span text:style-name="T1"><text:s text:c="3"/>"ord_type": тип ордеру — limit або market,</text:span></text:p>
      <text:p text:style-name="P13"><text:span text:style-name="T1"><text:s text:c="3"/>"price": ціна за біткоін,</text:span></text:p>
      <text:p text:style-name="P13"><text:span text:style-name="T1"><text:s text:c="3"/>"avg_price": середня ціна операції по ордеру, для нового ордеру — 0,</text:span></text:p>
      <text:p text:style-name="P13"><text:span text:style-name="T1"><text:s text:c="3"/>"state": стан ордеру, для нового ордеру — wait,</text:span></text:p>
      <text:p text:style-name="P13"><text:span text:style-name="T1"><text:s text:c="3"/>"market": ідентифікатор ринку,</text:span></text:p>
      <text:p text:style-name="P13"><text:span text:style-name="T1"><text:s text:c="3"/>"created_at": час виставлення ордеру,</text:span></text:p>
      <text:p text:style-name="P13"><text:span text:style-name="T1"><text:s text:c="3"/>"volume": виставлений об’єм в біткоінах,</text:span></text:p>
      <text:p text:style-name="P13"><text:span text:style-name="T1"><text:s text:c="3"/>"remaining_volume": незаповнена кількість біткоінів,</text:span></text:p>
      <text:p text:style-name="P13"><text:span text:style-name="T1"><text:s text:c="3"/>"executed_volume": заповнена кількість біткоінів, для нового ордеру — 0,</text:span></text:p>
      <text:p text:style-name="P13"><text:span text:style-name="T1"><text:s text:c="3"/>"trades_count": кількість торгів по ордеру, для нового ордеру — 0</text:span></text:p>
      <text:p text:style-name="P13"><text:span text:style-name="T1">}</text:span></text:p>
      <text:p text:style-name="P13"><text:span text:style-name="T1">Відміна ордеру</text:span></text:p>
      <text:p text:style-name="P13"><text:span text:style-name="T1">POST https://kuna.io/api/v2/order/delete</text:span></text:p>
      <text:p text:style-name="P13"><text:span text:style-name="T1">Параметри:</text:span></text:p>
      <text:p text:style-name="P13"><text:soft-page-break/><text:span text:style-name="T1">id — ідентифікатор ордеру</text:span></text:p>
      <text:p text:style-name="P13"><text:span text:style-name="T1">Відповідь:</text:span></text:p>
      <text:p text:style-name="P13"><text:span text:style-name="T1">{</text:span></text:p>
      <text:p text:style-name="P13"><text:span text:style-name="T1"><text:s text:c="3"/>"id": ідентифікатор ордеру,</text:span></text:p>
      <text:p text:style-name="P13"><text:span text:style-name="T1"><text:s text:c="3"/>"side": buy або sell,</text:span></text:p>
      <text:p text:style-name="P13"><text:span text:style-name="T1"><text:s text:c="3"/>"ord_type": тип ордеру — limit або market,</text:span></text:p>
      <text:p text:style-name="P13"><text:span text:style-name="T1"><text:s text:c="3"/>"price": ціна за біткоін,</text:span></text:p>
      <text:p text:style-name="P13"><text:span text:style-name="T1"><text:s text:c="3"/>"avg_price": середня ціна операції по ордеру,</text:span></text:p>
      <text:p text:style-name="P13"><text:span text:style-name="T1"><text:s text:c="3"/>"state": стан ордеру — завжди wait,</text:span></text:p>
      <text:p text:style-name="P13"><text:span text:style-name="T1"><text:s text:c="3"/>"market": ідентифікатор ринку,</text:span></text:p>
      <text:p text:style-name="P13"><text:span text:style-name="T1"><text:s text:c="3"/>"created_at": час виставлення ордеру,</text:span></text:p>
      <text:p text:style-name="P13"><text:span text:style-name="T1"><text:s text:c="3"/>"volume": об’єм операції в біткоінах,</text:span></text:p>
      <text:p text:style-name="P13"><text:span text:style-name="T1"><text:s text:c="3"/>"remaining_volume": незаповнена кількість біткоінів,</text:span></text:p>
      <text:p text:style-name="P13"><text:span text:style-name="T1"><text:s text:c="3"/>"executed_volume": заповнена кількість біткоінів,</text:span></text:p>
      <text:p text:style-name="P13"><text:span text:style-name="T1"><text:s text:c="3"/>"trades_count": кількість операцій по ордеру</text:span></text:p>
      <text:p text:style-name="P13"><text:span text:style-name="T1">}</text:span></text:p>
      <text:p text:style-name="P13"><text:span text:style-name="T1">Активні ордери користувача</text:span></text:p>
      <text:p text:style-name="P13"><text:span text:style-name="T1">https://kuna.io/api/v2/orders</text:span></text:p>
      <text:p text:style-name="P13"><text:span text:style-name="T1">Параметри:</text:span></text:p>
      <text:p text:style-name="P13"><text:span text:style-name="T1">market — btcuah</text:span></text:p>
      <text:p text:style-name="P13"><text:span text:style-name="T1">Відповідь:</text:span></text:p>
      <text:p text:style-name="P13"><text:span text:style-name="T1">[{</text:span></text:p>
      <text:p text:style-name="P13"><text:soft-page-break/><text:span text:style-name="T1"><text:s text:c="3"/>"id": ідентифікатор ордеру,</text:span></text:p>
      <text:p text:style-name="P13"><text:span text:style-name="T1"><text:s text:c="3"/>"side": buy або sell,</text:span></text:p>
      <text:p text:style-name="P13"><text:span text:style-name="T1"><text:s text:c="3"/>"ord_type": тип ордеру— limit або market,</text:span></text:p>
      <text:p text:style-name="P13"><text:span text:style-name="T1"><text:s text:c="3"/>"price": ціна за біткоін,</text:span></text:p>
      <text:p text:style-name="P13"><text:span text:style-name="T1"><text:s text:c="3"/>"avg_price": середня ціна операції по ордеру,</text:span></text:p>
      <text:p text:style-name="P13"><text:span text:style-name="T1"><text:s text:c="3"/>"state": стан ордеру — завжди wait,</text:span></text:p>
      <text:p text:style-name="P13"><text:span text:style-name="T1"><text:s text:c="3"/>"market": ідентифікатор ринку,</text:span></text:p>
      <text:p text:style-name="P13"><text:span text:style-name="T1"><text:s text:c="3"/>"created_at": час виставлення ордеру,</text:span></text:p>
      <text:p text:style-name="P13"><text:span text:style-name="T1"><text:s text:c="3"/>"volume": об’єм операції в біткоінах,</text:span></text:p>
      <text:p text:style-name="P13"><text:span text:style-name="T1"><text:s text:c="3"/>"remaining_volume": кількість біткоінів на залишку,</text:span></text:p>
      <text:p text:style-name="P13"><text:span text:style-name="T1"><text:s text:c="3"/>"executed_volume": кількість куплених біткоінів,</text:span></text:p>
      <text:p text:style-name="P13"><text:span text:style-name="T1"><text:s text:c="3"/>"trades_count": кількість операцій по ордеру</text:span></text:p>
      <text:p text:style-name="P13"><text:span text:style-name="T1">}]</text:span></text:p>
      <text:p text:style-name="P13"><text:span text:style-name="T1">Історія операцій користувача</text:span></text:p>
      <text:p text:style-name="P13"><text:span text:style-name="T1">https://kuna.io/api/v2/trades/my</text:span></text:p>
      <text:p text:style-name="P13"><text:span text:style-name="T1">Параметри:</text:span></text:p>
      <text:p text:style-name="P13"><text:span text:style-name="T1">market — btcuah</text:span></text:p>
      <text:p text:style-name="P13"><text:span text:style-name="T1">Відповідь:</text:span></text:p>
      <text:p text:style-name="P13"><text:span text:style-name="T1">[{</text:span></text:p>
      <text:p text:style-name="P13"><text:span text:style-name="T1"><text:s text:c="3"/>"id": ідентифікатор операції,</text:span></text:p>
      <text:p text:style-name="P13"><text:span text:style-name="T1"><text:s text:c="3"/>"price": ціна за біткоін,</text:span></text:p>
      <text:p text:style-name="P13"><text:span text:style-name="T1"><text:s text:c="3"/>"volume": об’єм в біткоінах,</text:span></text:p>
      <text:p text:style-name="P13"><text:soft-page-break/><text:span text:style-name="T1"><text:s text:c="3"/>"funds": об’єм в гривнях,</text:span></text:p>
      <text:p text:style-name="P13"><text:span text:style-name="T1"><text:s text:c="3"/>"market": ідентифікатор ринку,</text:span></text:p>
      <text:p text:style-name="P13"><text:span text:style-name="T1"><text:s text:c="3"/>"created_at": час операції,</text:span></text:p>
      <text:p text:style-name="P13"><text:span text:style-name="T1"><text:s text:c="3"/>"side": bid або ask</text:span></text:p>
      <text:p text:style-name="P13"><text:span text:style-name="T1">}]</text:span></text:p>
      <text:p text:style-name="P16"/>
      <text:p text:style-name="P14"><text:span text:style-name="T2">Приклад виклику методу веб сервісу kuna.io</text:span></text:p>
      <text:p text:style-name="P17"><draw:frame draw:style-name="fr1" draw:name="Зображення1" text:anchor-type="paragraph" svg:width="17.103cm" svg:height="1.854cm" draw:z-index="1"><draw:image xlink:href="Pictures/10000000000005020000008BDD2CABE75933D7F6.png" xlink:type="simple" xlink:show="embed" xlink:actuate="onLoad" loext:mime-type="image/png"/></draw:frame><text:span text:style-name="T1">Рис.1 - <text:s/>результат роботи програми.</text:span></text:p>
      <text:p text:style-name="P14"><text:span text:style-name="T3">П</text:span><text:span text:style-name="T2">риклад виклику методу з неправильними параметрами:</text:span></text:p>
      <text:p text:style-name="P17"><draw:frame draw:style-name="fr1" draw:name="Зображення2" text:anchor-type="paragraph" svg:width="17.103cm" svg:height="1.621cm" draw:z-index="0"><draw:image xlink:href="Pictures/10000000000004E700000077A0F4338C05C2C45A.png" xlink:type="simple" xlink:show="embed" xlink:actuate="onLoad" loext:mime-type="image/png"/></draw:frame><text:span text:style-name="T1">Рис.2 - <text:s/>результат роботи програми(продовження).</text:span></text:p>
      <text:p text:style-name="P18"><text:span text:style-name="T1">"C</text:span><text:span text:style-name="T5">:\Program Files\Java\jdk-13.0.1\bin\java.exe" "-javaagent:G:\Program Files\JetBrains\IntelliJ IDEA 2019.2.4\lib\idea_rt.jar=4742:G:\Program Files\JetBrains\IntelliJ IDEA 2019.2.4\bin" -Dfile.encoding=UTF-8 -classpath "D:\GDrive\Универ\5 курс\ San\LAb2S\lab2\out\production\lab3;D:\GDrive\Универ\5 курс\San\LAb2S\lab2\lib\json-20190722.jar" Main</text:span></text:p>
      <text:p text:style-name="P19"><text:span text:style-name="T6">Picked up _JAVA_OPTIONS: -Xmx6148M</text:span></text:p>
      <text:p text:style-name="P19"><text:span text:style-name="T6">Використання відкритого апі</text:span></text:p>
      <text:p text:style-name="P19"><text:span text:style-name="T6">{"at":1576801884,"ticker":{"buy":"165855.0","sell":"166899.0","low":"164192.0","high":"171429.0","last":"165854.0","vol":"19.182861","price":"3191816.951417"}}</text:span></text:p>
      <text:p text:style-name="P19"><text:span text:style-name="T7">В</text:span><text:span text:style-name="T6">икористання закритого апі без параметрів авторизації</text:span></text:p>
      <text:p text:style-name="P19"><text:span text:style-name="T6">Exception in thread "main" java.io.IOException: Server returned HTTP response code: 401 for URL: https://kuna.io/api/v2/members/me?access_key=dV6vEJe1CO&amp;tonce=1465850766246&amp;signature=secret</text:span></text:p>
      <text:p text:style-name="P19"><text:soft-page-break/><text:span text:style-name="T6"><text:tab/>at java.base/sun.net.www.protocol.http.HttpURLConnection.getInputStream0(HttpURLConnection.java:1919)</text:span></text:p>
      <text:p text:style-name="P19"><text:span text:style-name="T6"><text:tab/>at java.base/sun.net.www.protocol.http.HttpURLConnection.getInputStream(HttpURLConnection.java:1515)</text:span></text:p>
      <text:p text:style-name="P19"><text:span text:style-name="T6"><text:tab/>at java.base/sun.net.www.protocol.https.HttpsURLConnectionImpl.getInputStream(HttpsURLConnectionImpl.java:224)</text:span></text:p>
      <text:p text:style-name="P19"><text:span text:style-name="T6"><text:tab/>at Main.main(Main.java:36)</text:span></text:p>
      <text:p text:style-name="P19"><text:bookmark text:name="_GoBack"/><text:span text:style-name="T6">Process finished with exit code 1</text:span></text:p>
      <text:p text:style-name="P20"><text:span text:style-name="T2">Висновок</text:span><text:span text:style-name="T1">: Під час виконання лабораторної роботи було закріплено навички роботи з Web-сервіс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601cm" fo:page-height="27.199cm" style:num-format="1" style:print-orientation="portrait" fo:margin-top="1.998cm" fo:margin-bottom="1.998cm" fo:margin-left="2.999cm" fo:margin-right="1.499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12-19T23:40:00</meta:creation-date>
    <dc:date>2019-12-23T07:05:39.717566446</dc:date>
    <meta:editing-duration>PT30M35S</meta:editing-duration>
    <meta:generator>LibreOffice/6.2.7.1$Linux_X86_64 LibreOffice_project/20$Build-1</meta:generator>
    <meta:document-statistic meta:table-count="1" meta:image-count="2" meta:object-count="0" meta:page-count="11" meta:paragraph-count="195" meta:word-count="836" meta:character-count="7663" meta:non-whitespace-character-count="66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